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fb2f" officeooo:paragraph-rsid="001bfb2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3335" officeooo:paragraph-rsid="001c33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b94" officeooo:paragraph-rsid="001c8b9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6ca" officeooo:paragraph-rsid="001da6c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8b1a" officeooo:paragraph-rsid="00218b1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7bcc" officeooo:paragraph-rsid="00227bc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78c4" officeooo:paragraph-rsid="002478c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0815" officeooo:paragraph-rsid="002478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f74e" officeooo:paragraph-rsid="0027f74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bfb2f" officeooo:paragraph-rsid="001bfb2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fb2f" officeooo:paragraph-rsid="001bfb2f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84e39" officeooo:paragraph-rsid="002478c4"/>
    </style:style>
    <style:style style:name="P13" style:family="paragraph" style:parent-style-name="Standard">
      <style:paragraph-properties fo:text-align="start" style:justify-single-word="false"/>
      <style:text-properties officeooo:rsid="00080815" officeooo:paragraph-rsid="002478c4"/>
    </style:style>
    <style:style style:name="P14" style:family="paragraph" style:parent-style-name="Text_20_body">
      <style:paragraph-properties fo:text-align="start" style:justify-single-word="false"/>
      <style:text-properties officeooo:paragraph-rsid="001c8b94"/>
    </style:style>
    <style:style style:name="P15" style:family="paragraph" style:parent-style-name="Text_20_body">
      <style:paragraph-properties fo:text-align="start" style:justify-single-word="false"/>
      <style:text-properties officeooo:rsid="00204fdd" officeooo:paragraph-rsid="00204fd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8b94" officeooo:paragraph-rsid="001c8b9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a6ca" officeooo:paragraph-rsid="00204fd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4fdd" officeooo:paragraph-rsid="00204fd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da6ca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style:text-underline-style="none" fo:font-weight="bold" officeooo:rsid="001c8b94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8b9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a6ca" style:font-size-asian="10.5pt" style:font-weight-asian="normal" style:font-size-complex="12pt" style:font-weight-complex="normal"/>
    </style:style>
    <style:style style:name="T8" style:family="text">
      <style:text-properties officeooo:rsid="002478c4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5pt" fo:font-weight="bold" officeooo:rsid="00084e39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2478c4" style:font-size-asian="15pt" style:font-weight-asian="bold" style:font-size-complex="15pt" style:font-weight-complex="bold"/>
    </style:style>
    <style:style style:name="T12" style:family="text">
      <style:text-properties officeooo:rsid="00084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 dev data Projet</text:p>
      <text:p text:style-name="P10"/>
      <text:p text:style-name="P1"><text:span text:style-name="T2">Dashboard </text:span>: <text:span text:style-name="T3">Rassemblent des données pour définir un objectif marketing et d’analyse approfondie.</text:span></text:p>
      <text:p text:style-name="P1"/>
      <text:p text:style-name="P6">Avoir des sources fiables.</text:p>
      <text:p text:style-name="P1"/>
      <text:p text:style-name="P1"/>
      <text:p text:style-name="P1"><text:span text:style-name="T1">Data-journaliste :</text:span> Journaliste s’appuyant sur des données pour en tirer des conclusions.</text:p>
      <text:p text:style-name="P1"/>
      <text:p text:style-name="P1"/>
      <text:p text:style-name="P2"><text:span text:style-name="T2">Scraping </text:span>: gratter, récupérer de la donnée à partir de sites internets</text:p>
      <text:p text:style-name="P2"/>
      <text:p text:style-name="P2"/>
      <text:p text:style-name="P3"><text:span text:style-name="T2">Indicateur clé de performanc</text:span><text:span text:style-name="T1">e</text:span> : KPI (key performing indicator).</text:p>
      <text:p text:style-name="P3">Faire de la data un indicateur. Cache des données.</text:p>
      <text:p text:style-name="P3"/>
      <text:p text:style-name="P3"/>
      <text:p text:style-name="P14"><text:span text:style-name="T4">Le tableau croisé dynamique (TCD)</text:span><text:span text:style-name="T6"> ou pivot table en anglais : il résume les données brutes en un tableau synthétique.</text:span></text:p>
      <text:p text:style-name="P16"/>
      <text:p text:style-name="P15"><text:span text:style-name="T6">C</text:span><text:span text:style-name="T5">apacité à trouver des sources fiables, à inventer un projet. </text:span><text:span text:style-name="T7">Avoir une stratégie pour pouvoir monter quelque chose de concret/professionnelle.</text:span></text:p>
      <text:p text:style-name="P17"/>
      <text:p text:style-name="P18">Simplon est une boîte coopérative, une start-up où l’on s’entraide mutuellement.</text:p>
      <text:p text:style-name="P4"/>
      <text:p text:style-name="P4"/>
      <text:p text:style-name="P4">Pédagogie active : replacer l’apprenant au centre de ses compétences clés.</text:p>
      <text:p text:style-name="P5"/>
      <text:p text:style-name="P5">Certifications = Compétences clés. </text:p>
      <text:p text:style-name="P5">Compétences clés = Deals (OSEILLE).</text:p>
      <text:p text:style-name="P5"/>
      <text:p text:style-name="P7">Aller au <text:span text:style-name="T2">Meetup</text:span> pour récolter des infos, se faire remarquer par des entreprises et apprendre ce qui se fait dans le domaine du développement, de la technologie, de la donnée et de l’IA.</text:p>
      <text:p text:style-name="P7">Gagner en visibilité.</text:p>
      <text:p text:style-name="P7"/>
      <text:p text:style-name="P9">Forké = Dupliquer un projet</text:p>
      <text:p text:style-name="P7"/>
      <text:p text:style-name="P7"/>
      <text:p text:style-name="P12"><text:span text:style-name="T9">Dev Data</text:span> </text:p>
      <text:p text:style-name="P12"/>
      <text:p text:style-name="P13">- <text:span text:style-name="T10">ROADMAP</text:span><text:span text:style-name="T12"> à faire.</text:span></text:p>
      <text:p text:style-name="P13">- <text:span text:style-name="T12">Sources fiables</text:span></text:p>
      <text:p text:style-name="P8">- <text:span text:style-name="T11">PUSH</text:span><text:span text:style-name="T8"> tous les jours (GitHub)</text:span></text:p>
      <text:p text:style-name="P5"/>
      <text:p text:style-name="P2"/>
      <text:p text:style-name="P2"/>
      <text:p text:style-name="P2"><text:soft-page-break/></text:p>
      <text:p text:style-name="P2"/>
      <text:p text:style-name="P1"/>
      <text:p text:style-name="P1"/>
      <text:p text:style-name="P1"/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0:22:48.035971405</meta:creation-date>
    <meta:editing-duration>PT3M58S</meta:editing-duration>
    <meta:editing-cycles>2</meta:editing-cycles>
    <meta:generator>LibreOffice/6.0.7.3$Linux_X86_64 LibreOffice_project/00m0$Build-3</meta:generator>
    <dc:date>2019-11-28T10:24:11.458611569</dc:date>
    <meta:document-statistic meta:table-count="0" meta:image-count="0" meta:object-count="0" meta:page-count="2" meta:paragraph-count="20" meta:word-count="190" meta:character-count="1205" meta:non-whitespace-character-count="1033"/>
  </office:meta>
</office:document-meta>
</file>